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T2" style:parent-style-name="Policepardéfaut" style:family="text">
      <style:text-properties fo:language="fr" fo:country="FR"/>
    </style:style>
    <style:style style:name="T3" style:parent-style-name="Policepardéfaut" style:family="text">
      <style:text-properties style:font-name="Wingdings" style:font-name-asian="Wingdings" style:font-name-complex="Wingdings" fo:language="fr" fo:country="FR"/>
    </style:style>
    <style:style style:name="T4" style:parent-style-name="Policepardéfaut" style:family="text">
      <style:text-properties fo:language="fr" fo:country="FR"/>
    </style:style>
    <style:style style:name="P5" style:parent-style-name="Textbody" style:family="paragraph">
      <style:text-properties fo:language="fr" fo:country="FR"/>
    </style:style>
    <style:style style:name="P6" style:parent-style-name="Textbody" style:family="paragraph">
      <style:text-properties fo:language="fr" fo:country="FR"/>
    </style:style>
    <style:style style:name="P7" style:parent-style-name="Titre2" style:family="paragraph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StrongEmphasis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StrongEmphasis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StrongEmphasis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StrongEmphasis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StrongEmphasis" style:family="text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StrongEmphasis" style:family="text">
      <style:text-properties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StrongEmphasis" style:family="text">
      <style:text-properties fo:language="fr" fo:country="FR"/>
    </style:style>
    <style:style style:name="T22" style:parent-style-name="StrongEmphasis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P24" style:parent-style-name="Textbody" style:family="paragraph">
      <style:text-properties fo:language="fr" fo:country="FR"/>
    </style:style>
    <style:style style:name="P25" style:parent-style-name="Textbody" style:family="paragraph">
      <style:text-properties fo:language="fr" fo:country="FR"/>
    </style:style>
    <style:style style:name="P26" style:parent-style-name="List1ContentFirst" style:family="paragraph"/>
    <style:style style:name="T27" style:parent-style-name="Policepardéfaut" style:family="text">
      <style:text-properties fo:language="fr" fo:country="FR"/>
    </style:style>
    <style:style style:name="T28" style:parent-style-name="StrongEmphasis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StrongEmphasis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color="#FF0000" fo:language="fr" fo:country="FR"/>
    </style:style>
    <style:style style:name="T33" style:parent-style-name="Policepardéfaut" style:family="text">
      <style:text-properties style:font-name="Wingdings" style:font-name-asian="Wingdings" style:font-name-complex="Wingdings" fo:color="#FF0000" fo:language="fr" fo:country="FR"/>
    </style:style>
    <style:style style:name="T34" style:parent-style-name="Policepardéfaut" style:family="text">
      <style:text-properties fo:color="#FF0000"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StrongEmphasis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StrongEmphasis" style:family="text">
      <style:text-properties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StrongEmphasis" style:family="text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color="#FF0000" fo:language="fr" fo:country="FR"/>
    </style:style>
    <style:style style:name="T44" style:parent-style-name="Policepardéfaut" style:family="text">
      <style:text-properties fo:language="fr" fo:country="FR"/>
    </style:style>
    <style:style style:name="T45" style:parent-style-name="StrongEmphasis" style:family="text">
      <style:text-properties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StrongEmphasis" style:family="text">
      <style:text-properties fo:language="fr" fo:country="FR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color="#FF0000" fo:language="fr" fo:country="FR"/>
    </style:style>
    <style:style style:name="T50" style:parent-style-name="Policepardéfaut" style:family="text">
      <style:text-properties style:font-name="Wingdings" style:font-name-asian="Wingdings" style:font-name-complex="Wingdings" fo:color="#FF0000" fo:language="fr" fo:country="FR"/>
    </style:style>
    <style:style style:name="T51" style:parent-style-name="Policepardéfaut" style:family="text">
      <style:text-properties fo:color="#FF0000" fo:language="fr" fo:country="FR"/>
    </style:style>
    <style:style style:name="T52" style:parent-style-name="Policepardéfaut" style:family="text">
      <style:text-properties fo:language="fr" fo:country="FR"/>
    </style:style>
    <style:style style:name="T53" style:parent-style-name="StrongEmphasis" style:family="text">
      <style:text-properties fo:language="fr" fo:country="FR"/>
    </style:style>
    <style:style style:name="T54" style:parent-style-name="StrongEmphasis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Policepardéfaut" style:family="text">
      <style:text-properties fo:color="#FF0000" fo:language="fr" fo:country="FR"/>
    </style:style>
    <style:style style:name="T57" style:parent-style-name="Policepardéfaut" style:family="text">
      <style:text-properties fo:color="#FF0000" fo:language="fr" fo:country="FR"/>
    </style:style>
    <style:style style:name="T58" style:parent-style-name="Policepardéfaut" style:family="text">
      <style:text-properties fo:language="fr" fo:country="FR"/>
    </style:style>
    <style:style style:name="T59" style:parent-style-name="StrongEmphasis" style:family="text">
      <style:text-properties fo:language="fr" fo:country="FR"/>
    </style:style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color="#FF0000" fo:language="fr" fo:country="FR"/>
    </style:style>
    <style:style style:name="T62" style:parent-style-name="Policepardéfaut" style:family="text">
      <style:text-properties fo:language="fr" fo:country="FR"/>
    </style:style>
    <style:style style:name="T63" style:parent-style-name="StrongEmphasis" style:family="text">
      <style:text-properties fo:language="fr" fo:country="FR"/>
    </style:style>
    <style:style style:name="T64" style:parent-style-name="Policepardéfaut" style:family="text">
      <style:text-properties fo:language="fr" fo:country="FR"/>
    </style:style>
    <style:style style:name="T65" style:parent-style-name="Policepardéfaut" style:family="text">
      <style:text-properties fo:language="fr" fo:country="FR"/>
    </style:style>
    <style:style style:name="T66" style:parent-style-name="Policepardéfaut" style:family="text">
      <style:text-properties fo:color="#FF0000" fo:language="fr" fo:country="FR"/>
    </style:style>
    <style:style style:name="T67" style:parent-style-name="Policepardéfaut" style:family="text">
      <style:text-properties fo:color="#FF0000" fo:language="fr" fo:country="FR"/>
    </style:style>
    <style:style style:name="T68" style:parent-style-name="Policepardéfaut" style:family="text">
      <style:text-properties fo:color="#FF0000" fo:language="fr" fo:country="FR"/>
    </style:style>
    <style:style style:name="P69" style:parent-style-name="Titre2" style:family="paragraph">
      <style:text-properties fo:language="fr" fo:country="FR"/>
    </style:style>
    <style:style style:name="P70" style:parent-style-name="Textbody" style:family="paragraph">
      <style:text-properties fo:language="fr" fo:country="FR"/>
    </style:style>
    <style:style style:name="P71" style:parent-style-name="List1ContentFirst" style:family="paragraph"/>
    <style:style style:name="T72" style:parent-style-name="Policepardéfaut" style:family="text">
      <style:text-properties fo:color="#FF0000"/>
    </style:style>
    <style:style style:name="T73" style:parent-style-name="Policepardéfaut" style:family="text">
      <style:text-properties style:font-name="Wingdings" style:font-name-asian="Wingdings" style:font-name-complex="Wingdings" fo:color="#FF0000"/>
    </style:style>
    <style:style style:name="T74" style:parent-style-name="Policepardéfaut" style:family="text">
      <style:text-properties fo:color="#FF0000"/>
    </style:style>
    <style:style style:name="T75" style:parent-style-name="Policepardéfaut" style:family="text">
      <style:text-properties fo:color="#FF0000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color="#FF0000" fo:language="fr" fo:country="FR"/>
    </style:style>
    <style:style style:name="T79" style:parent-style-name="Policepardéfaut" style:family="text">
      <style:text-properties fo:color="#FF0000" fo:language="fr" fo:country="FR"/>
    </style:style>
    <style:style style:name="T80" style:parent-style-name="Policepardéfaut" style:family="text">
      <style:text-properties style:font-name="Wingdings" style:font-name-asian="Wingdings" style:font-name-complex="Wingdings" fo:color="#FF0000" fo:language="fr" fo:country="FR"/>
    </style:style>
    <style:style style:name="T81" style:parent-style-name="Policepardéfaut" style:family="text">
      <style:text-properties fo:color="#FF0000" fo:language="fr" fo:country="FR"/>
    </style:style>
    <style:style style:name="P82" style:parent-style-name="List1Content" style:family="paragraph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T84" style:parent-style-name="Policepardéfaut" style:family="text">
      <style:text-properties fo:color="#FF0000" fo:language="fr" fo:country="FR"/>
    </style:style>
    <style:style style:name="T85" style:parent-style-name="Policepardéfaut" style:family="text">
      <style:text-properties fo:color="#FF0000" fo:language="fr" fo:country="FR"/>
    </style:style>
    <style:style style:name="T86" style:parent-style-name="Policepardéfaut" style:family="text">
      <style:text-properties style:font-name="Wingdings" style:font-name-asian="Wingdings" style:font-name-complex="Wingdings" fo:color="#FF0000"/>
    </style:style>
    <style:style style:name="T87" style:parent-style-name="Policepardéfaut" style:family="text">
      <style:text-properties fo:color="#FF0000" fo:language="fr" fo:country="FR"/>
    </style:style>
    <style:style style:name="T88" style:parent-style-name="Policepardéfaut" style:family="text">
      <style:text-properties fo:color="#FF0000" fo:language="fr" fo:country="FR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color="#FF0000" fo:language="fr" fo:country="FR"/>
    </style:style>
    <style:style style:name="T91" style:parent-style-name="Policepardéfaut" style:family="text">
      <style:text-properties fo:color="#FF0000" fo:language="fr" fo:country="FR"/>
    </style:style>
    <style:style style:name="T92" style:parent-style-name="Policepardéfaut" style:family="text">
      <style:text-properties style:font-name="Wingdings" style:font-name-asian="Wingdings" style:font-name-complex="Wingdings" fo:color="#FF0000" fo:language="fr" fo:country="FR"/>
    </style:style>
    <style:style style:name="T93" style:parent-style-name="Policepardéfaut" style:family="text">
      <style:text-properties fo:color="#FF0000" fo:language="fr" fo:country="FR"/>
    </style:style>
    <style:style style:name="T94" style:parent-style-name="Policepardéfaut" style:family="text">
      <style:text-properties fo:color="#FF0000" fo:language="fr" fo:country="FR"/>
    </style:style>
    <style:style style:name="T95" style:parent-style-name="Policepardéfaut" style:family="text">
      <style:text-properties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color="#FF0000" fo:language="fr" fo:country="FR"/>
    </style:style>
    <style:style style:name="T98" style:parent-style-name="Policepardéfaut" style:family="text">
      <style:text-properties fo:language="fr" fo:country="FR"/>
    </style:style>
    <style:style style:name="T99" style:parent-style-name="Policepardéfaut" style:family="text">
      <style:text-properties fo:language="fr" fo:country="FR"/>
    </style:style>
    <style:style style:name="T100" style:parent-style-name="Policepardéfaut" style:family="text">
      <style:text-properties style:font-name="Wingdings" style:font-name-asian="Wingdings" style:font-name-complex="Wingdings" fo:color="#FF0000" fo:language="fr" fo:country="FR"/>
    </style:style>
    <style:style style:name="T101" style:parent-style-name="Policepardéfaut" style:family="text">
      <style:text-properties fo:color="#FF0000" fo:language="fr" fo:country="FR"/>
    </style:style>
    <style:style style:name="T102" style:parent-style-name="Policepardéfaut" style:family="text">
      <style:text-properties fo:color="#FF0000" fo:language="fr" fo:country="FR"/>
    </style:style>
    <style:style style:name="TableColumn104" style:family="table-column">
      <style:table-column-properties style:column-width="6.675in" style:use-optimal-column-width="false"/>
    </style:style>
    <style:style style:name="Table103" style:family="table">
      <style:table-properties style:width="6.675in" style:rel-width="100%" fo:margin-left="0in" table: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107" style:parent-style-name="Policepardéfaut" style:family="text">
      <style:text-properties fo:language="fr" fo:country="FR"/>
    </style:style>
    <style:style style:name="T108" style:parent-style-name="StrongEmphasis" style:family="text">
      <style:text-properties fo:language="fr" fo:country="FR"/>
    </style:style>
    <style:style style:name="T109" style:parent-style-name="Policepardéfaut" style:family="text">
      <style:text-properties fo:language="fr" fo:country="FR"/>
    </style:style>
    <style:style style:name="T110" style:parent-style-name="StrongEmphasis" style:family="text">
      <style:text-properties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StrongEmphasis" style:family="text">
      <style:text-properties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P115" style:parent-style-name="Normal" style:family="paragraph">
      <style:text-properties fo:language="fr" fo:country="FR"/>
    </style:style>
    <style:style style:name="P116" style:parent-style-name="LastList1ContentFirst" style:family="paragraph"/>
    <style:style style:name="T117" style:parent-style-name="Policepardéfaut" style:family="text">
      <style:text-properties fo:language="fr" fo:country="FR"/>
    </style:style>
    <style:style style:name="TableColumn119" style:family="table-column">
      <style:table-column-properties style:column-width="6.675in" style:use-optimal-column-width="false"/>
    </style:style>
    <style:style style:name="Table118" style:family="table">
      <style:table-properties style:width="6.675in" style:rel-width="100%" fo:margin-left="0in" table: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122" style:parent-style-name="Policepardéfaut" style:family="text">
      <style:text-properties fo:language="fr" fo:country="FR"/>
    </style:style>
    <style:style style:name="T123" style:parent-style-name="StrongEmphasis" style:family="text">
      <style:text-properties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StrongEmphasis" style:family="text">
      <style:text-properties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StrongEmphasis" style:family="text">
      <style:text-properties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StrongEmphasis" style:family="text">
      <style:text-properties fo:language="fr" fo:country="FR"/>
    </style:style>
    <style:style style:name="T130" style:parent-style-name="Policepardéfaut" style:family="text">
      <style:text-properties fo:language="fr" fo:country="FR"/>
    </style:style>
    <style:style style:name="P131" style:parent-style-name="Textbody" style:family="paragraph">
      <style:text-properties fo:language="fr" fo:country="FR"/>
    </style:style>
    <style:style style:name="T132" style:parent-style-name="StrongEmphasis" style:family="text">
      <style:text-properties fo:language="fr" fo:country="FR"/>
    </style:style>
    <style:style style:name="T133" style:parent-style-name="Policepardéfaut" style:family="text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LastList1ContentFirst" style:family="paragraph"/>
    <style:style style:name="T136" style:parent-style-name="Policepardéfaut" style:family="text">
      <style:text-properties fo:language="fr" fo:country="FR"/>
    </style:style>
    <style:style style:name="P137" style:parent-style-name="Titre2" style:family="paragraph">
      <style:text-properties fo:language="fr" fo:country="FR"/>
    </style:style>
    <style:style style:name="TableColumn139" style:family="table-column">
      <style:table-column-properties style:column-width="6.675in" style:use-optimal-column-width="false"/>
    </style:style>
    <style:style style:name="Table138" style:family="table">
      <style:table-properties style:width="6.675in" style:rel-width="100%" fo:margin-left="0in" table: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style:vertical-align="middle" fo:padding-top="0.118in" fo:padding-left="0.118in" fo:padding-bottom="0.118in" fo:padding-right="0.118in"/>
    </style:style>
    <style:style style:name="T142" style:parent-style-name="Policepardéfaut" style:family="text">
      <style:text-properties fo:language="fr" fo:country="FR"/>
    </style:style>
    <style:style style:name="T143" style:parent-style-name="StrongEmphasis" style:family="text">
      <style:text-properties fo:language="fr" fo:country="FR"/>
    </style:style>
    <style:style style:name="T144" style:parent-style-name="Policepardéfaut" style:family="text">
      <style:text-properties fo:language="fr" fo:country="FR"/>
    </style:style>
    <style:style style:name="T145" style:parent-style-name="Policepardéfaut" style:family="text">
      <style:text-properties fo:language="fr" fo:country="FR"/>
    </style:style>
    <style:style style:name="T146" style:parent-style-name="StrongEmphasis" style:family="text">
      <style:text-properties fo:language="fr" fo:country="FR"/>
    </style:style>
    <style:style style:name="T147" style:parent-style-name="Policepardéfaut" style:family="text">
      <style:text-properties fo:language="fr" fo:country="FR"/>
    </style:style>
    <style:style style:name="T148" style:parent-style-name="StrongEmphasis" style:family="text">
      <style:text-properties fo:language="fr" fo:country="FR"/>
    </style:style>
    <style:style style:name="T149" style:parent-style-name="Policepardéfaut" style:family="text">
      <style:text-properties fo:language="fr" fo:country="FR"/>
    </style:style>
    <style:style style:name="P150" style:parent-style-name="List1ContentFirst" style:family="paragraph"/>
    <style:style style:name="T151" style:parent-style-name="StrongEmphasis" style:family="text">
      <style:text-properties fo:language="fr" fo:country="FR"/>
    </style:style>
    <style:style style:name="T152" style:parent-style-name="Policepardéfaut" style:family="text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T154" style:parent-style-name="Policepardéfaut" style:family="text">
      <style:text-properties fo:language="fr" fo:country="FR"/>
    </style:style>
    <style:style style:family="graphic" style:name="a0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2778in solid #999999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cejmas1:identifieracteurs"/><text:bookmark-start text:name="__RefHeading___identifier_les_acteurs_de"/><text:bookmark-start text:name="identifier_les_acteurs_de_l_industrie_in"/><text:bookmark-end text:name="cejmas1:identifieracteurs"/>Identifier les acteurs de l'industrie informatique<text:bookmark-end text:name="__RefHeading___identifier_les_acteurs_de"/><text:bookmark-end text:name="identifier_les_acteurs_de_l_industrie_in"/></text:h>
      <text:p text:style-name="Textbody"><text:span text:style-name="T2">Aparté : auteur en management qui à traité des parties prenantes primaires et secondaires<text:s/></text:span><text:span text:style-name="T3"></text:span><text:span text:style-name="T4"><text:s/>Freeman</text:span></text:p>
      <text:p text:style-name="P5">Il existe de nombreux acteurs du numérique permettant de répondre aux besoin des organisations.</text:p>
      <text:p text:style-name="P6">Les organisations peuvent être en relation avec différents acteurs<text:s/>informatiques pour lui permettre de gérer son patrimoine informatique.</text:p>
      <text:h text:style-name="P7" text:outline-level="2"><text:bookmark-start text:name="__RefHeading___le_patrimoine_informatiqu"/><text:bookmark-start text:name="le_patrimoine_informatique"/>Le patrimoine informatique<text:bookmark-end text:name="__RefHeading___le_patrimoine_informatiqu"/><text:bookmark-end text:name="le_patrimoine_informatique"/></text:h>
      <text:p text:style-name="Textbody"><text:span text:style-name="T8">Le<text:s/></text:span><text:span text:style-name="T9">patrimoine informatique</text:span><text:span text:style-name="T10"><text:s/>d'une organisation regroupe l'ensemble de ses</text:span><text:span text:style-name="T11"><text:s/>actifs informatiques</text:span><text:span text:style-name="T12">, tant<text:s/></text:span><text:span text:style-name="T13">matériels</text:span><text:span text:style-name="T14"><text:s/>que<text:s/></text:span><text:span text:style-name="T15">logiciels</text:span><text:span text:style-name="T16">, les<text:s/></text:span><text:span text:style-name="T17">contrats</text:span><text:span text:style-name="T18">, les<text:s/></text:span><text:span text:style-name="T19">licences</text:span><text:span text:style-name="T20">, les<text:s/></text:span><text:span text:style-name="T21">b</text:span><text:span text:style-name="T22">revets</text:span><text:span text:style-name="T23">, etc.</text:span></text:p>
      <text:p text:style-name="P24">Cela inclut le parc informatique mais également tous les services numériques internes ou dans le Cloud de l'organisation.</text:p>
      <text:p text:style-name="P25">La gestion de ce patrimoine doit permettre :</text:p>
      <text:list text:style-name="List1">
        <text:list-item>
          <text:p text:style-name="P26"><text:span text:style-name="T27">le<text:s/></text:span><text:span text:style-name="T28">recensement</text:span><text:span text:style-name="T29"><text:s/>et<text:s/></text:span><text:span text:style-name="T30">l'identification</text:span><text:span text:style-name="T31"><text:s/>des ressources numériques<text:s/></text:span><text:span text:style-name="T32">(utiliser un outil nommé GLPI<text:s/></text:span><text:span text:style-name="T33"></text:span><text:span text:style-name="T34"><text:s/>Gestion Libre de Parc Informatique) ;</text:span></text:p>
        </text:list-item>
        <text:list-item>
          <text:p text:style-name="List1Content"><text:span text:style-name="T35">l'exploitati</text:span><text:span text:style-name="T36">on des<text:s/></text:span><text:span text:style-name="T37">référentiels</text:span><text:span text:style-name="T38">,<text:s/></text:span><text:span text:style-name="T39">normes</text:span><text:span text:style-name="T40"><text:s/>et<text:s/></text:span><text:span text:style-name="T41">standards</text:span><text:span text:style-name="T42"><text:s/>adoptés par le prestataire informatique interne ou externe<text:s/></text:span><text:span text:style-name="T43">(gestion de la production informatique et l’assistance aux utilisateurs, on utilise un référentiel nommé ITIL (Information Technology Infrastructure Library) ;</text:span></text:p>
        </text:list-item>
        <text:list-item>
          <text:p text:style-name="List1Content"><text:span text:style-name="T44">la<text:s/></text:span><text:span text:style-name="T45">mise en place</text:span><text:span text:style-name="T46"><text:s/>et la<text:s/></text:span><text:span text:style-name="T47">vérification</text:span><text:span text:style-name="T48"><text:s/>des niveaux d’habilitation associés aux différents services numériques<text:s/></text:span><text:span text:style-name="T49">(controller l’accès à une basse de données<text:s/></text:span><text:span text:style-name="T50"></text:span><text:span text:style-name="T51"><text:s/>SQL : Langage de Contrôle de Données (LCD) ; Différence entre sureté et sécurité) ;</text:span></text:p>
        </text:list-item>
        <text:list-item>
          <text:p text:style-name="List1Content"><text:span text:style-name="T52">la vérification des conditions de la<text:s/></text:span><text:span text:style-name="T53">continui</text:span><text:span text:style-name="T54">té</text:span><text:span text:style-name="T55"><text:s/>des services<text:s/></text:span><text:span text:style-name="T56">informatiques<text:s/></text:span><text:span text:style-name="T57">(PRA : Plan de Reprise d’Activité) ;</text:span></text:p>
        </text:list-item>
        <text:list-item>
          <text:p text:style-name="List1Content"><text:span text:style-name="T58">la gestion des<text:s/></text:span><text:span text:style-name="T59">sauvegardes</text:span><text:span text:style-name="T60"><text:s/></text:span><text:span text:style-name="T61">(Plan de stockage des sauvegardes) ;</text:span></text:p>
        </text:list-item>
        <text:list-item>
          <text:p text:style-name="List1ContentLast"><text:span text:style-name="T62">la vérification du<text:s/></text:span><text:span text:style-name="T63">respect des règles d’utilisation</text:span><text:span text:style-name="T64"><text:s/>des ressources numériques</text:span><text:span text:style-name="T65"><text:s/></text:span><text:span text:style-name="T66">(</text:span><text:span text:style-name="T67">référentiel ITIL pour l’assistance aux utilisateurs</text:span><text:span text:style-name="T68">) ;</text:span></text:p>
        </text:list-item>
      </text:list>
      <text:h text:style-name="P69" text:outline-level="2"><text:bookmark-start text:name="__RefHeading___les_differents_acteurs_3"/><text:bookmark-start text:name="les_differents_acteurs"/>Les différents acteurs<text:bookmark-end text:name="__RefHeading___les_differents_acteurs_3"/><text:bookmark-end text:name="les_differents_acteurs"/></text:h>
      <text:p text:style-name="P70">Il existe de nombreux acteurs dans le domaine du numérique :</text:p>
      <text:list text:style-name="List1">
        <text:list-item>
          <text:p text:style-name="P71">les constructeurs<text:s/><text:span text:style-name="T72">(INTEL<text:s/></text:span><text:span text:style-name="T73"></text:span><text:span text:style-name="T74"><text:s/>fondeur)</text:span><text:span text:style-name="T75">;</text:span></text:p>
        </text:list-item>
        <text:list-item>
          <text:p text:style-name="List1Content"><text:span text:style-name="T76">les<text:s/></text:span><text:span text:style-name="T77">éditeurs de logiciels<text:s/></text:span><text:span text:style-name="T78">(A</text:span><text:span text:style-name="T79">vast Antivirus, la suite Office Microsoft, PGI<text:s/></text:span><text:span text:style-name="T80"></text:span><text:span text:style-name="T81"><text:s/>Progiciel de Gestion Intégré) ;</text:span></text:p>
        </text:list-item>
        <text:list-item>
          <text:p text:style-name="P82">les distributeurs et vendeur de solutions ;</text:p>
        </text:list-item>
        <text:list-item>
          <text:p text:style-name="List1Content">les intégrateurs ;</text:p>
        </text:list-item>
        <text:list-item>
          <text:p text:style-name="List1Content">les infogérants ;</text:p>
        </text:list-item>
        <text:list-item>
          <text:p text:style-name="List1Content"><text:span text:style-name="T83">Les hébergeurs<text:s/></text:span><text:span text:style-name="T84">(O</text:span><text:span text:style-name="T85">VH, AWS ( Amazon Web Services<text:s/></text:span><text:span text:style-name="T86"></text:span><text:span text:style-name="T87"><text:s/>ex : Ne</text:span><text:span text:style-name="T88">tflix, Apple) ;</text:span></text:p>
        </text:list-item>
        <text:list-item>
          <text:p text:style-name="List1Content"><text:span text:style-name="T89">Les FAI<text:s/></text:span><text:span text:style-name="T90">(Orange, SFR, Bouygues Telecom, Free)</text:span><text:span text:style-name="T91"><text:s/></text:span><text:span text:style-name="T92"></text:span><text:span text:style-name="T93"><text:s/>Tableau de</text:span><text:span text:style-name="T94"><text:s/>Stackelberg = oligopole ; Bouygues Telecom : 3 DAS (Domaine Telecom Stratégique) ;</text:span></text:p>
        </text:list-item>
        <text:list-item>
          <text:p text:style-name="List1Content"><text:span text:style-name="T95">les ESN</text:span><text:span text:style-name="T96"><text:s/></text:span><text:span text:style-name="T97">(Entreprises des Services Numériques) </text:span><text:span text:style-name="T98"><text:s/>(anciennement appelées SSII)</text:span><text:span text:style-name="T99"><text:s/></text:span><text:span text:style-name="T100"></text:span><text:span text:style-name="T101"><text:s/>Société de Services en ingénierie Informatique</text:span><text:span text:style-name="T102"> ;</text:span></text:p>
        </text:list-item>
        <text:list-item>
          <text:p text:style-name="List1Content">Les services cloud ;</text:p>
        </text:list-item>
        <text:list-item>
          <text:p text:style-name="List1ContentLast">...</text:p>
        </text:list-item>
      </text:list>
      <text:p text:style-name="Textbody"><draw:frame draw:z-index="251656704" draw:id="id0" draw:style-name="a0" draw:name="Frame1" text:anchor-type="paragraph" svg:x="0in" svg:y="0in" svg:width="6.69236in" svg:height="1in" style:rel-width="scale" style:rel-height="scale"><draw:text-box><table:table table:style-name="Table103"><table:table-columns><table:table-column table:style-name="TableColumn104"/></table:table-columns><table:table-row table:style-name="TableRow105"><table:table-cell table:style-name="TableCell106"><text:p text:style-name="Normal"><text:span text:style-name="T107">En vous aidant du site de<text:s/></text:span><text:span text:style-name="T108">Nowteam</text:span><text:span text:style-name="T109"><text:s/>précisez ce qu'est<text:s/></text:span><text:span text:style-name="T110">l'infogérance</text:span><text:span text:style-name="T111"><text:s/>et quels avantages cela peut représenter une organisation.</text:span></text:p><text:p text:style-name="Textbody"><text:span text:style-name="T112">Site de Nowteam</text:span><text:span text:style-name="T113"><text:s/>:<text:s/></text:span><text:a xlink:href="https://www.nowteam.net/" office:target-frame-name="_top" xlink:show="replace">https://www.nowteam.net/</text:a><text:span text:style-name="T114"><text:s/>(Rubrique en savoir plus sur l'infogérance)</text:span></text:p></table:table-cell></table:table-row></table:table><text:p text:style-name="P115"/></draw:text-box><svg:title/><svg:desc/></draw:frame></text:p>
      <text:list text:style-name="List1">
        <text:list-item>
          <text:p text:style-name="P116"><text:a xlink:href="https://siocours.lycees.nouvelle-aquitaine.pro/doku.php/cejmas1/infogerance" office:target-frame-name="_top" xlink:show="replace"><text:span text:style-name="T117">En savoir plus sur l'infogérance (Nowteam)</text:span></text:a></text:p>
        </text:list-item>
      </text:list>
      <text:p text:style-name="Textbody"><draw:frame draw:z-index="251657728" draw:id="id1" draw:style-name="a1" draw:name="Frame2" text:anchor-type="paragraph" svg:x="0in" svg:y="0in" svg:width="6.69236in" svg:height="1in" style:rel-width="scale" style:rel-height="scale"><draw:text-box><table:table table:style-name="Table118"><table:table-columns><table:table-column table:style-name="TableColumn119"/></table:table-columns><table:table-row table:style-name="TableRow120"><table:table-cell table:style-name="TableCell121"><text:p text:style-name="Normal"><text:span text:style-name="T122">En vous aidant du lien ci-dessous ou d'autres ressources, précisez les différences qui existent qui entre une offre de<text:s/></text:span><text:span text:style-name="T123">Cloud</text:span><text:span text:style-name="T124"><text:s/>de type<text:s/></text:span><text:span text:style-name="T125">IAAS</text:span><text:span text:style-name="T126">,<text:s/></text:span><text:span text:style-name="T127">PAAS</text:span><text:span text:style-name="T128"><text:s/>et<text:s/></text:span><text:span text:style-name="T129">SAAS</text:span><text:span text:style-name="T130">.</text:span></text:p><text:p text:style-name="P131">Pour chacun de ces types de Cloud donnez, si possible, un exemple de votre connaissance.</text:p><text:p text:style-name="Textbody"><text:span text:style-name="T132">Site de AWS</text:span><text:span text:style-name="T133"><text:s/>:<text:s/></text:span><text:a xlink:href="https://aws.amazon.com/fr/types-of-cloud-computing/" office:target-frame-name="_top" xlink:show="replace">https://aws.amazon.com/fr/types-of-cloud-computing/</text:a></text:p></table:table-cell></table:table-row></table:table><text:p text:style-name="P134"/></draw:text-box><svg:title/><svg:desc/></draw:frame></text:p>
      <text:list text:style-name="List1">
        <text:list-item>
          <text:p text:style-name="P135"><text:a xlink:href="https://siocours.lycees.nouvelle-aquitaine.pro/doku.php/cejmas1/cloud" office:target-frame-name="_top" xlink:show="replace"><text:span text:style-name="T136">En savoir plus sur le Cloud</text:span></text:a></text:p>
        </text:list-item>
      </text:list>
      <text:h text:style-name="P137" text:outline-level="2"><text:bookmark-start text:name="__RefHeading___les_acteurs_du_numerique_"/><text:bookmark-start text:name="les_acteurs_du_numerique_dans_l_enseigne"/>Les acteurs du numérique dans l'enseignement supérieur et la recherche (ESR)<text:bookmark-end text:name="__RefHeading___les_acteurs_du_numerique_"/><text:bookmark-end text:name="les_acteurs_du_numerique_dans_l_enseigne"/></text:h>
      <text:p text:style-name="Textbody"><draw:frame draw:z-index="251658752" draw:id="id2" draw:style-name="a2" draw:name="Frame3" text:anchor-type="paragraph" svg:x="0in" svg:y="0in" svg:width="6.69236in" svg:height="1in" style:rel-width="scale" style:rel-height="scale"><draw:text-box><table:table table:style-name="Table138"><table:table-columns><table:table-column table:style-name="TableColumn139"/></table:table-columns><table:table-row table:style-name="TableRow140"><table:table-cell table:style-name="TableCell141"><text:p text:style-name="Normal"><text:span text:style-name="T142">A partir de cette<text:s/></text:span><text:span text:style-name="T143">cartographie</text:span><text:span text:style-name="T144"><text:s/>des acteurs du numérique dans<text:s/></text:span><text:span text:style-name="T145">l'ESR, identifier les<text:s/></text:span><text:span text:style-name="T146">domaines d'activités</text:span><text:span text:style-name="T147"><text:s/>et/ou les<text:s/></text:span><text:span text:style-name="T148">domaines technologiques</text:span><text:span text:style-name="T149"><text:s/>(mots clés) des acteurs suivants :</text:span></text:p><text:list text:style-name="List1"><text:list-item><text:p text:style-name="P150">le Syntec numérique ;</text:p></text:list-item><text:list-item><text:p text:style-name="List1Content">INRIA ;</text:p></text:list-item><text:list-item><text:p text:style-name="List1ContentLast">FUN.</text:p></text:list-item></text:list><text:p text:style-name="Textbody"><text:span text:style-name="T151">Site de Avise</text:span><text:span text:style-name="T152"><text:s/>:<text:s/></text:span><text:a xlink:href="http://www.amue.fr/fileadmin/amue/systeme-information/cartographie/index.html" office:target-frame-name="_top" xlink:show="replace">http://www.amue.fr/fileadmin/amue/systeme-information/cartographie/index.html</text:a></text:p></table:table-cell></table:table-row></table:table><text:p text:style-name="P153"/></draw:text-box><svg:title/><svg:desc/></draw:frame><text:a xlink:href="https://www.avise.org/articles/cartographie-des-acteurs-du-numerique" office:target-frame-name="_top" xlink:show="replace"><text:span text:style-name="T154">https://www.avise.org/articles/cartographie-des-acteurs-du-numeriqu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ize="12pt" style:font-size-asian="12pt" style:font-size-complex="12pt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.0784in"/>
      <style:text-properties style:font-name="Bitstream Vera Sans Mono" style:font-name-asian="Bitstream Vera Sans Mono" style:font-name-complex="Bitstream Vera Sans Mono" fo:hyphenate="false"/>
    </style:style>
    <style:style style:name="SourceCode" style:display-name="Source Code" style:family="paragraph" style:parent-style-name="PreformattedText">
      <style:paragraph-properties fo:border="0.0034in solid #8CACBB" fo:padding="0.0138in" style:shadow="none" fo:background-color="#F7F9FA"/>
      <style:text-properties fo:hyphenate="false"/>
    </style:style>
    <style:style style:name="SourceFile" style:display-name="Source File" style:family="paragraph" style:parent-style-name="PreformattedText">
      <style:paragraph-properties fo:border="0.0034in solid #8CACBB" fo:padding="0.0138in" style:shadow="none" fo:background-color="#F1F4F5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ocallink" style:display-name="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VisitedLocalLink" style:display-name="Visited 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FootnoteCharacters" style:display-name="Footnote Characters" style:family="text">
      <style:text-properties fo:color="#2B73B7" style:text-position="0% 100%"/>
    </style:style>
    <style:style style:name="FootnoteAnchor" style:display-name="Footnote Anchor" style:family="text">
      <style:text-properties fo:color="#2B73B7" style:text-position="0% 100%"/>
    </style:style>
    <style:style style:name="Quotation1" style:display-name="Quotation 1" style:family="paragraph" style:parent-style-name="Standard">
      <style:paragraph-properties fo:margin-top="0.0986in" fo:margin-bottom="0.0986in" fo:margin-left="0.3937in">
        <style:tab-stops/>
      </style:paragraph-properties>
      <style:text-properties fo:hyphenate="false"/>
    </style:style>
    <style:style style:name="Quotation2" style:display-name="Quotation 2" style:family="paragraph" style:parent-style-name="Standard">
      <style:paragraph-properties fo:margin-top="0.0986in" fo:margin-bottom="0.0986in" fo:margin-left="0.7875in">
        <style:tab-stops/>
      </style:paragraph-properties>
      <style:text-properties fo:hyphenate="false"/>
    </style:style>
    <style:style style:name="Quotation3" style:display-name="Quotation 3" style:family="paragraph" style:parent-style-name="Standard">
      <style:paragraph-properties fo:margin-top="0.0986in" fo:margin-bottom="0.0986in" fo:margin-left="1.1812in">
        <style:tab-stops/>
      </style:paragraph-properties>
      <style:text-properties fo:hyphenate="false"/>
    </style:style>
    <style:style style:name="Quotation4" style:display-name="Quotation 4" style:family="paragraph" style:parent-style-name="Standard">
      <style:paragraph-properties fo:margin-top="0.0986in" fo:margin-bottom="0.0986in" fo:margin-left="1.575in">
        <style:tab-stops/>
      </style:paragraph-properties>
      <style:text-properties fo:hyphenate="false"/>
    </style:style>
    <style:style style:name="Quotation5" style:display-name="Quotation 5" style:family="paragraph" style:parent-style-name="Standard">
      <style:paragraph-properties fo:margin-top="0.0986in" fo:margin-bottom="0.0986in" fo:margin-left="1.9687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Symbols" style:display-name="List Symbols" style:family="text"/>
    <style:style style:name="Numbering1Content" style:display-name="Numbering 1 Content" style:family="paragraph" style:parent-style-name="Standard" style:list-style-name="Numbering1">
      <style:text-properties fo:hyphenate="false"/>
    </style:style>
    <style:style style:name="Numbering1ContentFirst" style:display-name="Numbering 1 Content First" style:family="paragraph" style:parent-style-name="Numbering1Content" style:next-style-name="Textbody" style:list-style-name="Numbering1">
      <style:paragraph-properties fo:margin-top="0.1965in"/>
      <style:text-properties fo:hyphenate="false"/>
    </style:style>
    <style:style style:name="Numbering1ContentLast" style:display-name="Numbering 1 Content Last" style:family="paragraph" style:parent-style-name="Numbering1Content" style:next-style-name="Textbody" style:list-style-name="Numbering1">
      <style:paragraph-properties fo:margin-bottom="0.1965in"/>
      <style:text-properties fo:hyphenate="false"/>
    </style:style>
    <style:style style:name="List1Content" style:display-name="List 1 Content" style:family="paragraph" style:parent-style-name="Standard" style:list-style-name="List1">
      <style:text-properties fo:hyphenate="false"/>
    </style:style>
    <style:style style:name="List1ContentFirst" style:display-name="List 1 Content First" style:family="paragraph" style:parent-style-name="List1Content" style:next-style-name="Textbody" style:list-style-name="List1">
      <style:paragraph-properties fo:margin-top="0.1965in"/>
      <style:text-properties fo:hyphenate="false"/>
    </style:style>
    <style:style style:name="List1ContentLast" style:display-name="List 1 Content Last" style:family="paragraph" style:parent-style-name="List1Content" style:next-style-name="Textbody" style:list-style-name="List1">
      <style:paragraph-properties fo:margin-bottom="0.1965in"/>
      <style:text-properties fo:hyphenate="false"/>
    </style:style>
    <style:style style:name="LastList1ContentFirst" style:display-name="Last List 1 Content First" style:family="paragraph" style:parent-style-name="List1ContentFirst" style:next-style-name="Textbody" style:list-style-name="List1">
      <style:text-properties fo:hyphenate="false"/>
    </style:style>
    <text:list-style style:name="Numbering1" style:display-name="Numbering 1">
      <text:list-level-style-number text:level="1" style:num-suffix="." style:num-format="1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</text:list-level-style-number>
      <text:list-level-style-number text:level="2" style:num-suffix="." style:num-format="a" style:num-letter-sync="true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</text:list-level-style-number>
      <text:list-level-style-number text:level="4" style:num-suffix="." style:num-format="A" style:num-letter-sync="true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</text:list-level-style-number>
      <text:list-level-style-number text:level="5" style:num-suffix="." style:num-format="i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</text:list-level-style-number>
      <text:list-level-style-number text:level="6" style:num-suffix="." style:num-format="i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</text:list-level-style-number>
      <text:list-level-style-number text:level="7" style:num-suffix="." style:num-format="i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</text:list-level-style-number>
      <text:list-level-style-number text:level="8" style:num-suffix="." style:num-format="i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</text:list-level-style-number>
      <text:list-level-style-number text:level="9" style:num-suffix="." style:num-format="i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ejmas1:identifieracteurs</dc:title>
    <meta:initial-creator>Generated</meta:initial-creator>
    <dc:creator>Yan ROGER</dc:creator>
    <meta:creation-date>2021-09-16T12:57:00Z</meta:creation-date>
    <dc:date>2021-09-16T13:45:00Z</dc:date>
    <meta:template xlink:href="Normal" xlink:type="simple"/>
    <meta:editing-cycles>2</meta:editing-cycles>
    <meta:editing-duration>PT2700S</meta:editing-duration>
    <meta:document-statistic meta:page-count="2" meta:paragraph-count="5" meta:word-count="440" meta:character-count="2859" meta:row-count="20" meta:non-whitespace-character-count="2424"/>
  </office:meta>
</office:document-meta>
</file>